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2019-05-1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2013-02-1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2010-02-25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2007-03-0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2004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2001-01-2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1995-10-18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1978-05-02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1977-04-2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1975-11-2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1974-11-21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714092302501</text:p>
          </table:table-cell>
          <table:table-cell office:value-type="string" calcext:value-type="string">
            <text:p>197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